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usion Strike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table:style-name="Default"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art</text:p>
          </table:table-cell>
          <table:table-cell table:formula="of:=(4000/58)+(4000/64)" office:value-type="float" office:value="131.465517241379" calcext:value-type="float">
            <text:p>131.465517241379</text:p>
          </table:table-cell>
          <table:table-cell office:value-type="float" office:value="4000" calcext:value-type="float">
            <text:p>4000</text:p>
          </table:table-cell>
          <table:table-cell table:formula="of:=5061/33.9" office:value-type="float" office:value="149.29203539823" calcext:value-type="float">
            <text:p>149.29203539823</text:p>
          </table:table-cell>
          <table:table-cell table:style-name="ce5" office:value-type="float" office:value="5061" calcext:value-type="float">
            <text:p>5061</text:p>
          </table:table-cell>
          <table:table-cell table:formula="of:=(3024/66)+(3024/72)" office:value-type="float" office:value="87.8181818181818" calcext:value-type="float">
            <text:p>87.8181818181818</text:p>
          </table:table-cell>
          <table:table-cell office:value-type="float" office:value="3024" calcext:value-type="float">
            <text:p>3024</text:p>
          </table:table-cell>
          <table:table-cell table:formula="of:=([.E3]/[.D3]*[.E3]+[.G3]/[.F3]*[.G3]+[.C3]/[.B3]*[.C3])/([.G3]+[.E3]+[.C3])" office:value-type="float" office:value="32.8840381167962" calcext:value-type="float">
            <text:p>32.8840381167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4000/180)" office:value-type="float" office:value="22.2222222222222" calcext:value-type="float">
            <text:p>22.2222222222222</text:p>
          </table:table-cell>
          <table:table-cell office:value-type="float" office:value="4000" calcext:value-type="float">
            <text:p>4000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([.E4]/[.D4]*[.E4]+[.G4]/[.F4]*[.G4]+[.C4]/[.B4]*[.C4])/([.G4]+[.E4]+[.C4])" office:value-type="float" office:value="138.01466177079" calcext:value-type="float">
            <text:p>138.01466177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bow</text:p>
          </table:table-cell>
          <table:table-cell table:formula="of:=(4000/127)" office:value-type="float" office:value="31.496062992126" calcext:value-type="float">
            <text:p>31.496062992126</text:p>
          </table:table-cell>
          <table:table-cell office:value-type="float" office:value="4000" calcext:value-type="float">
            <text:p>400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5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table:formula="of:=([.E5]/[.D5]*[.E5]+[.G5]/[.F5]*[.G5]+[.C5]/[.B5]*[.C5])/([.G5]+[.E5]+[.C5])" office:value-type="float" office:value="125.01182043856" calcext:value-type="float">
            <text:p>125.01182043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4000/332)" office:value-type="float" office:value="12.0481927710843" calcext:value-type="float">
            <text:p>12.0481927710843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table:formula="of:=([.E6]/[.D6]*[.E6]+[.G6]/[.F6]*[.G6]+[.C6]/[.B6]*[.C6])/([.G6]+[.E6]+[.C6])" office:value-type="float" office:value="303.375214777678" calcext:value-type="float">
            <text:p>303.375214777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</text:p>
          </table:table-cell>
          <table:table-cell table:formula="of:=(4000/120)" office:value-type="float" office:value="33.3333333333333" calcext:value-type="float">
            <text:p>33.3333333333333</text:p>
          </table:table-cell>
          <table:table-cell office:value-type="float" office:value="4000" calcext:value-type="float">
            <text:p>400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5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table:formula="of:=([.E7]/[.D7]*[.E7]+[.G7]/[.F7]*[.G7]+[.C7]/[.B7]*[.C7])/([.G7]+[.E7]+[.C7])" office:value-type="float" office:value="124.233884981382" calcext:value-type="float">
            <text:p>124.233884981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(5061/8)" office:value-type="float" office:value="632.625" calcext:value-type="float">
            <text:p>632.625</text:p>
          </table:table-cell>
          <table:table-cell table:style-name="ce5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([.E8]/[.D8]*[.E8]+[.G8]/[.F8]*[.G8])/([.G8]+[.E8])" office:value-type="float" office:value="7.9251948051948" calcext:value-type="float">
            <text:p>7.9251948051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ax</text:p>
          </table:table-cell>
          <table:table-cell table:formula="of:=(4000/30)" office:value-type="float" office:value="133.333333333333" calcext:value-type="float">
            <text:p>133.333333333333</text:p>
          </table:table-cell>
          <table:table-cell office:value-type="float" office:value="4000" calcext:value-type="float">
            <text:p>400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5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([.E9]/[.D9]*[.E9]+[.G9]/[.F9]*[.G9]+[.C9]/[.B9]*[.C9])/([.G9]+[.E9]+[.C9])" office:value-type="float" office:value="28.9551261894911" calcext:value-type="float">
            <text:p>28.9551261894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 table:style-name="Default"/>
          <table:table-cell office:value-type="string" calcext:value-type="string">
            <text:p>https://www.reddit.com/r/PokemonTCG/comments/qnvvvo/fusion_strikes_pull_rate_data_3000_packs/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table:style-name="Default"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15:.B25])" office:value-type="float" office:value="1367.19754735916" calcext:value-type="float">
            <text:p>1367.19754735916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5:.D25])" office:value-type="float" office:value="882" calcext:value-type="float">
            <text:p>882</text:p>
          </table:table-cell>
          <table:table-cell table:style-name="ce6" office:value-type="float" office:value="3385" calcext:value-type="float">
            <text:p>3385</text:p>
          </table:table-cell>
          <table:table-cell table:style-name="ce3" table:formula="of:=SUM([.F15:.F25])" office:value-type="float" office:value="198" calcext:value-type="float">
            <text:p>198</text:p>
          </table:table-cell>
          <table:table-cell table:style-name="ce3" office:value-type="float" office:value="778" calcext:value-type="float">
            <text:p>778</text:p>
          </table:table-cell>
          <table:table-cell table:style-name="ce3" table:formula="of:=([.E14]/[.D14]*[.E14]+[.G14]/[.F14]*[.G14]+[.C14]/[.B14]*[.C14])/([.G14]+[.E14]+[.C14])" office:value-type="float" office:value="3.74699930291334" calcext:value-type="float">
            <text:p>3.74699930291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office:value-type="float" office:value="3385" calcext:value-type="float">
            <text:p>3385</text:p>
          </table:table-cell>
          <table:table-cell table:formula="of:=([.G15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([.E15]/[.D15]*[.E15]+[.G15]/[.F15]*[.G15]+[.C15]/[.B15]*[.C15])/([.G15]+[.E15]+[.C15])" office:value-type="float" office:value="33.7234858805626" calcext:value-type="float">
            <text:p>33.7234858805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office:value-type="float" office:value="3385" calcext:value-type="float">
            <text:p>3385</text:p>
          </table:table-cell>
          <table:table-cell table:formula="of:=([.G16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([.E16]/[.D16]*[.E16]+[.G16]/[.F16]*[.G16]+[.C16]/[.B16]*[.C16])/([.G16]+[.E16]+[.C16])" office:value-type="float" office:value="36.7482012333553" calcext:value-type="float">
            <text:p>36.7482012333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formula="of:=([.E17]/[.D17]*[.E17]+[.G17]/[.F17]*[.G17]+[.C17]/[.B17]*[.C17])/([.G17]+[.E17]+[.C17])" office:value-type="float" office:value="37.0152421415137" calcext:value-type="float">
            <text:p>37.0152421415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formula="of:=([.E18]/[.D18]*[.E18]+[.G18]/[.F18]*[.G18]+[.C18]/[.B18]*[.C18])/([.G18]+[.E18]+[.C18])" office:value-type="float" office:value="38.6737530575829" calcext:value-type="float">
            <text:p>38.6737530575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formula="of:=([.E19]/[.D19]*[.E19]+[.G19]/[.F19]*[.G19]+[.C19]/[.B19]*[.C19])/([.G19]+[.E19]+[.C19])" office:value-type="float" office:value="39.1190635345047" calcext:value-type="float">
            <text:p>39.1190635345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formula="of:=([.E20]/[.D20]*[.E20]+[.G20]/[.F20]*[.G20]+[.C20]/[.B20]*[.C20])/([.G20]+[.E20]+[.C20])" office:value-type="float" office:value="41.7280134747667" calcext:value-type="float">
            <text:p>41.7280134747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formula="of:=([.E21]/[.D21]*[.E21]+[.G21]/[.F21]*[.G21]+[.C21]/[.B21]*[.C21])/([.G21]+[.E21]+[.C21])" office:value-type="float" office:value="45.4404736000789" calcext:value-type="float">
            <text:p>45.4404736000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([.E22]/[.D22]*[.E22]+[.G22]/[.F22]*[.G22]+[.C22]/[.B22]*[.C22])/([.G22]+[.E22]+[.C22])" office:value-type="float" office:value="45.6483023260266" calcext:value-type="float">
            <text:p>45.6483023260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formula="of:=([.E23]/[.D23]*[.E23]+[.G23]/[.F23]*[.G23]+[.C23]/[.B23]*[.C23])/([.G23]+[.E23]+[.C23])" office:value-type="float" office:value="48.0498976003178" calcext:value-type="float">
            <text:p>48.049897600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([.E24]/[.D24]*[.E24]+[.G24]/[.F24]*[.G24]+[.C24]/[.B24]*[.C24])/([.G24]+[.E24]+[.C24])" office:value-type="float" office:value="48.1594974400338" calcext:value-type="float">
            <text:p>48.1594974400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formula="of:=([.E25]/[.D25]*[.E25]+[.G25]/[.F25]*[.G25]+[.C25]/[.B25]*[.C25])/([.G25]+[.E25]+[.C25])" office:value-type="float" office:value="48.9492845131155" calcext:value-type="float">
            <text:p>48.949284513115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6" office:value-type="float" office:value="3385" calcext:value-type="float">
            <text:p>3385</text:p>
          </table:table-cell>
          <table:table-cell table:style-name="ce3" table:formula="of:=([.G27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3" table:formula="of:=([.E27]/[.D27]*[.E27]+[.G27]/[.F27]*[.G27]+[.C27]/[.B27]*[.C27])/([.G27]+[.E27]+[.C27])" office:value-type="float" office:value="64.2649529233181" calcext:value-type="float">
            <text:p>64.2649529233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office:value-type="float" office:value="3385" calcext:value-type="float">
            <text:p>3385</text:p>
          </table:table-cell>
          <table:table-cell table:formula="of:=([.G28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([.E28]/[.D28]*[.E28]+[.G28]/[.F28]*[.G28]+[.C28]/[.B28]*[.C28])/([.G28]+[.E28]+[.C28])" office:value-type="float" office:value="64.2649529233181" calcext:value-type="float">
            <text:p>64.2649529233181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31:.B43])" office:value-type="float" office:value="587.890304706279" calcext:value-type="float">
            <text:p>587.89030470627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31:.D43])" office:value-type="float" office:value="414" calcext:value-type="float">
            <text:p>414</text:p>
          </table:table-cell>
          <table:table-cell table:style-name="ce6" office:value-type="float" office:value="3385" calcext:value-type="float">
            <text:p>3385</text:p>
          </table:table-cell>
          <table:table-cell table:style-name="ce3" table:formula="of:=SUM([.F31:.F43])" office:value-type="float" office:value="97" calcext:value-type="float">
            <text:p>97</text:p>
          </table:table-cell>
          <table:table-cell table:style-name="ce3" office:value-type="float" office:value="778" calcext:value-type="float">
            <text:p>778</text:p>
          </table:table-cell>
          <table:table-cell table:style-name="ce3" table:formula="of:=([.E30]/[.D30]*[.E30]+[.G30]/[.F30]*[.G30]+[.C30]/[.B30]*[.C30])/([.G30]+[.E30]+[.C30])" office:value-type="float" office:value="8.34244825163023" calcext:value-type="float">
            <text:p>8.34244825163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([.E31]/[.D31]*[.E31]+[.G31]/[.F31]*[.G31]+[.C31]/[.B31]*[.C31])/([.G31]+[.E31]+[.C31])" office:value-type="float" office:value="80.4304294445051" calcext:value-type="float">
            <text:p>80.4304294445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([.E32]/[.D32]*[.E32]+[.G32]/[.F32]*[.G32]+[.C32]/[.B32]*[.C32])/([.G32]+[.E32]+[.C32])" office:value-type="float" office:value="82.9736682551809" calcext:value-type="float">
            <text:p>82.9736682551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([.E33]/[.D33]*[.E33]+[.G33]/[.F33]*[.G33]+[.C33]/[.B33]*[.C33])/([.G33]+[.E33]+[.C33])" office:value-type="float" office:value="86.9945267747691" calcext:value-type="float">
            <text:p>86.9945267747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([.E34]/[.D34]*[.E34]+[.G34]/[.F34]*[.G34]+[.C34]/[.B34]*[.C34])/([.G34]+[.E34]+[.C34])" office:value-type="float" office:value="99.8954771097628" calcext:value-type="float">
            <text:p>99.8954771097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([.E35]/[.D35]*[.E35]+[.G35]/[.F35]*[.G35]+[.C35]/[.B35]*[.C35])/([.G35]+[.E35]+[.C35])" office:value-type="float" office:value="104.210719352676" calcext:value-type="float">
            <text:p>104.210719352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([.E36]/[.D36]*[.E36]+[.G36]/[.F36]*[.G36]+[.C36]/[.B36]*[.C36])/([.G36]+[.E36]+[.C36])" office:value-type="float" office:value="104.213369388159" calcext:value-type="float">
            <text:p>104.213369388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([.E37]/[.D37]*[.E37]+[.G37]/[.F37]*[.G37]+[.C37]/[.B37]*[.C37])/([.G37]+[.E37]+[.C37])" office:value-type="float" office:value="122.467543860701" calcext:value-type="float">
            <text:p>122.467543860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([.E38]/[.D38]*[.E38]+[.G38]/[.F38]*[.G38]+[.C38]/[.B38]*[.C38])/([.G38]+[.E38]+[.C38])" office:value-type="float" office:value="125.788642729819" calcext:value-type="float">
            <text:p>125.788642729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formula="of:=([.E39]/[.D39]*[.E39]+[.G39]/[.F39]*[.G39]+[.C39]/[.B39]*[.C39])/([.G39]+[.E39]+[.C39])" office:value-type="float" office:value="129.97837755792" calcext:value-type="float">
            <text:p>129.97837755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([.E40]/[.D40]*[.E40]+[.G40]/[.F40]*[.G40]+[.C40]/[.B40]*[.C40])/([.G40]+[.E40]+[.C40])" office:value-type="float" office:value="133.01833460657" calcext:value-type="float">
            <text:p>133.01833460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([.E41]/[.D41]*[.E41]+[.G41]/[.F41]*[.G41]+[.C41]/[.B41]*[.C41])/([.G41]+[.E41]+[.C41])" office:value-type="float" office:value="133.918902625986" calcext:value-type="float">
            <text:p>133.918902625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([.E42]/[.D42]*[.E42]+[.G42]/[.F42]*[.G42]+[.C42]/[.B42]*[.C42])/([.G42]+[.E42]+[.C42])" office:value-type="float" office:value="138.829957957209" calcext:value-type="float">
            <text:p>138.829957957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formula="of:=([.E43]/[.D43]*[.E43]+[.G43]/[.F43]*[.G43]+[.C43]/[.B43]*[.C43])/([.G43]+[.E43]+[.C43])" office:value-type="float" office:value="148.950219860672" calcext:value-type="float">
            <text:p>148.950219860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 table:style-name="Default"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table:style-name="Default"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office:value-type="float" office:value="778" calcext:value-type="float">
            <text:p>778</text:p>
          </table:table-cell>
          <table:table-cell table:formula="of:=([.E47]/[.D47]*[.E47]+[.C47]/[.B47]*[.C47])/([.C47]+[.E47])" office:value-type="float" office:value="3.99682589237507" calcext:value-type="float">
            <text:p>3.996825892375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office:value-type="float" office:value="778" calcext:value-type="float">
            <text:p>778</text:p>
          </table:table-cell>
          <table:table-cell table:formula="of:=([.E48]/[.D48]*[.E48]+[.C48]/[.B48]*[.C48])/([.C48]+[.E48])" office:value-type="float" office:value="13.0251039888296" calcext:value-type="float">
            <text:p>13.0251039888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office:value-type="float" office:value="778" calcext:value-type="float">
            <text:p>778</text:p>
          </table:table-cell>
          <table:table-cell table:formula="of:=([.E49]/[.D49]*[.E49]+[.C49]/[.B49]*[.C49])/([.C49]+[.E49])" office:value-type="float" office:value="24.4650444837361" calcext:value-type="float">
            <text:p>24.46504448373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office:value-type="float" office:value="778" calcext:value-type="float">
            <text:p>778</text:p>
          </table:table-cell>
          <table:table-cell table:formula="of:=([.E50]/[.D50]*[.E50]+[.C50]/[.B50]*[.C50])/([.C50]+[.E50])" office:value-type="float" office:value="8.90574593284874" calcext:value-type="float">
            <text:p>8.905745932848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formula="of:=([.E51]/[.D51]*[.E51]+[.C51]/[.B51]*[.C51])/([.C51]+[.E51])" office:value-type="float" office:value="147.262143763701" calcext:value-type="float">
            <text:p>147.262143763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scontent-lhr8-1.cdninstagram.com/v/t51.2885-15/sh0.08/e35/s640x640/252335995_1285612095195778_5401437224481783129_n.jpg?_nc_ht=scontent-lhr8-1.cdninstagram.com&amp;_nc_cat=110&amp;_nc_ohc=AUZCkMhOGGEAX-uqeFG&amp;edm=AABBvjUBAAAA&amp;ccb=7-4&amp;oh=c3e233a1bc23e9bc88e289a830c694d8&amp;oe=61A03E89&amp;_nc_sid=83d603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table:style-name="Default"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 art</text:p>
          </table:table-cell>
          <table:table-cell table:formula="of:=(5000/197)+(5000/56)" office:value-type="float" office:value="114.666424945613" calcext:value-type="float">
            <text:p>114.666424945613</text:p>
          </table:table-cell>
          <table:table-cell office:value-type="float" office:value="5000" calcext:value-type="float">
            <text:p>5000</text:p>
          </table:table-cell>
          <table:table-cell office:value-type="float" office:value="318" calcext:value-type="float">
            <text:p>318</text:p>
          </table:table-cell>
          <table:table-cell office:value-type="float" office:value="11664" calcext:value-type="float">
            <text:p>11664</text:p>
          </table:table-cell>
          <table:table-cell table:formula="of:=([.E56]/[.D56]*[.E56]+[.C56]/[.B56]*[.C56])/([.C56]+[.E56])" office:value-type="float" office:value="38.7572271001051" calcext:value-type="float">
            <text:p>38.7572271001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15" calcext:value-type="float">
            <text:p>115</text:p>
          </table:table-cell>
          <table:table-cell office:value-type="float" office:value="11664" calcext:value-type="float">
            <text:p>11664</text:p>
          </table:table-cell>
          <table:table-cell table:formula="of:=([.E57]/[.D57]*[.E57]+[.C57]/[.B57]*[.C57])/([.C57]+[.E57])" office:value-type="float" office:value="95.5973282681751" calcext:value-type="float">
            <text:p>95.59732826817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08" calcext:value-type="float">
            <text:p>108</text:p>
          </table:table-cell>
          <table:table-cell office:value-type="float" office:value="11664" calcext:value-type="float">
            <text:p>11664</text:p>
          </table:table-cell>
          <table:table-cell table:formula="of:=([.E58]/[.D58]*[.E58]+[.C58]/[.B58]*[.C58])/([.C58]+[.E58])" office:value-type="float" office:value="100.198751800288" calcext:value-type="float">
            <text:p>100.198751800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float" office:value="11664" calcext:value-type="float">
            <text:p>11664</text:p>
          </table:table-cell>
          <table:table-cell table:formula="of:=([.E59]/[.D59]*[.E59]+[.C59]/[.B59]*[.C59])/([.C59]+[.E59])" office:value-type="float" office:value="289.019587133941" calcext:value-type="float">
            <text:p>289.019587133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14" calcext:value-type="float">
            <text:p>114</text:p>
          </table:table-cell>
          <table:table-cell office:value-type="float" office:value="11664" calcext:value-type="float">
            <text:p>11664</text:p>
          </table:table-cell>
          <table:table-cell table:formula="of:=([.E60]/[.D60]*[.E60]+[.C60]/[.B60]*[.C60])/([.C60]+[.E60])" office:value-type="float" office:value="101.320893448215" calcext:value-type="float">
            <text:p>101.320893448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rces</text:p>
          </table:table-cell>
          <table:table-cell table:style-name="ce2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2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table:style-name="Default"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 art</text:p>
          </table:table-cell>
          <table:table-cell table:formula="of:=(5000/49)+(5000/78)" office:value-type="float" office:value="166.143380429095" calcext:value-type="float">
            <text:p>166.143380429095</text:p>
          </table:table-cell>
          <table:table-cell office:value-type="float" office:value="5000" calcext:value-type="float">
            <text:p>5000</text:p>
          </table:table-cell>
          <table:table-cell office:value-type="float" office:value="558" calcext:value-type="float">
            <text:p>558</text:p>
          </table:table-cell>
          <table:table-cell table:style-name="ce2" office:value-type="float" office:value="18082" calcext:value-type="float">
            <text:p>18082</text:p>
          </table:table-cell>
          <table:table-cell table:formula="of:=([.E65]/[.D65]*[.E65]+[.C65]/[.B65]*[.C65])/([.C65]+[.E65])" office:value-type="float" office:value="31.9045132568695" calcext:value-type="float">
            <text:p>31.9045132568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147" office:value-type="float" office:value="34.0136054421769" calcext:value-type="float">
            <text:p>34.0136054421769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2" office:value-type="float" office:value="18082" calcext:value-type="float">
            <text:p>18082</text:p>
          </table:table-cell>
          <table:table-cell table:formula="of:=([.E66]/[.D66]*[.E66]+[.C66]/[.B66]*[.C66])/([.C66]+[.E66])" office:value-type="float" office:value="135.23784893844" calcext:value-type="float">
            <text:p>135.23784893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122" office:value-type="float" office:value="40.9836065573771" calcext:value-type="float">
            <text:p>40.983606557377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2" office:value-type="float" office:value="18082" calcext:value-type="float">
            <text:p>18082</text:p>
          </table:table-cell>
          <table:table-cell table:formula="of:=([.E67]/[.D67]*[.E67]+[.C67]/[.B67]*[.C67])/([.C67]+[.E67])" office:value-type="float" office:value="98.3315550781874" calcext:value-type="float">
            <text:p>98.33155507818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454" office:value-type="float" office:value="11.0132158590308" calcext:value-type="float">
            <text:p>11.0132158590308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18082" calcext:value-type="float">
            <text:p>18082</text:p>
          </table:table-cell>
          <table:table-cell table:formula="of:=([.E68]/[.D68]*[.E68]+[.C68]/[.B68]*[.C68])/([.C68]+[.E68])" office:value-type="float" office:value="604.241282632107" calcext:value-type="float">
            <text:p>604.241282632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8082" calcext:value-type="float">
            <text:p>18082</text:p>
          </table:table-cell>
          <table:table-cell table:formula="of:=([.E69]/[.D69]*[.E69]+[.C69]/[.B69]*[.C69])/([.C69]+[.E69])" office:value-type="float" office:value="107.510961972205" calcext:value-type="float">
            <text:p>107.510961972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reddit.com/r/PokemonTCG/comments/o2nhez/chilling_reign_pull_rate_data_from_5000_packs/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5:Sheet1.K43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16:23:55.0029049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1-11-20T15:50:47.864147650</dc:date>
    <meta:editing-duration>P2DT3H55M20S</meta:editing-duration>
    <meta:editing-cycles>8</meta:editing-cycles>
    <meta:generator>LibreOffice/7.2.2.2$Linux_X86_64 LibreOffice_project/20$Build-2</meta:generator>
    <meta:document-statistic meta:table-count="1" meta:cell-count="424" meta:object-count="0"/>
  </office:meta>
</office:document-meta>
</file>